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st: Validate Pivot Line Thickness</text:h>
      <text:p text:style-name="Text_20_body">The purpose of this test is to ensure that the thickness of pivot lines is consistent and viewable. </text:p>
      <text:h text:style-name="Heading_20_3" text:outline-level="3">Setup</text:h>
      <text:list xml:id="list29124713" text:style-name="L1">
        <text:list-item>
          <text:p text:style-name="P1">Run AliceVI from within either Eclipse or as a built executable from the source code base.</text:p>
        </text:list-item>
        <text:list-item>
          <text:p text:style-name="P1">Left click “Cancel” or the close button, to exit the “Welcome to Alice!” dialogue.</text:p>
        </text:list-item>
        <text:list-item>
          <text:p text:style-name="P1">Left click “Add Objects” beneath the 3D viewport, to open the scene editor.</text:p>
        </text:list-item>
        <text:list-item>
          <text:p text:style-name="P1">Left click “SciFi” from the gallery.</text:p>
        </text:list-item>
        <text:list-item>
          <text:p text:style-name="P1">Left click “Class Lunar Lander” from the gallery.</text:p>
        </text:list-item>
        <text:list-item>
          <text:p text:style-name="P1">Left click “Add Instance to World”.</text:p>
        </text:list-item>
        <text:list-item>
          <text:p text:style-name="P1">Left click “Class KangarooRobot” from the gallery.</text:p>
        </text:list-item>
        <text:list-item>
          <text:p text:style-name="P1">Left click “Add Instance to World”.</text:p>
        </text:list-item>
      </text:list>
      <text:p text:style-name="Text_20_body">The system should now have both models added to the scene, visible through the viewport. </text:p>
      <text:h text:style-name="Heading_20_3" text:outline-level="3">Procedures and Results</text:h>
      <text:h text:style-name="Heading_20_4" text:outline-level="4">Internal Model Selection</text:h>
      <text:list xml:id="list29357405" text:style-name="L3">
        <text:list-item>
          <text:p text:style-name="P2">Left click on the “KangarooRobot” model in the viewport.</text:p>
          <text:list>
            <text:list-item>
              <text:p text:style-name="P2">Pass: 3 pivot lines appear on the axes of the selected model. They are thick enough to be seen.</text:p>
            </text:list-item>
            <text:list-item>
              <text:p text:style-name="P2">Fail: There are fewer than 3 visible pivot lines.</text:p>
            </text:list-item>
          </text:list>
        </text:list-item>
        <text:list-item>
          <text:p text:style-name="P2">Left click on the “Lunar Lander” model in the viewport.</text:p>
          <text:list>
            <text:list-item>
              <text:p text:style-name="P2">Pass: 3 pivot lines appear on the axes of the selected model. They are the same thickness as they were in test 1.</text:p>
            </text:list-item>
            <text:list-item>
              <text:p text:style-name="P2">Fail: There are fewer than 3 visible pivot lines. They are different sizes relative to test 1.</text:p>
            </text:list-item>
          </text:list>
        </text:list-item>
      </text:list>
      <text:h text:style-name="Heading_20_3" text:outline-level="3">Notes</text:h>
      <text:p text:style-name="Text_20_body">Lines are drawn as flat objects so that at different angles they may appear thinner than they actually are. The variable which controls there size is located in the initConfig method of JAlice.jav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radjine laurore</meta:initial-creator>
    <meta:creation-date>2010-06-22T09:22:28.17</meta:creation-date>
    <meta:document-statistic meta:table-count="0" meta:image-count="0" meta:object-count="0" meta:page-count="1" meta:paragraph-count="22" meta:word-count="266" meta:character-count="1423"/>
    <dc:date>2010-06-22T09:30:29.20</dc:date>
    <dc:creator>faradjine laurore</dc:creator>
    <meta:editing-duration>PT00H08M01S</meta:editing-duration>
    <meta:editing-cycles>1</meta:editing-cycles>
    <meta:generator>OpenOffice.org/3.2$Win32 OpenOffice.org_project/320m12$Build-9483</meta:generator>
  </office:meta>
</office:document-meta>
</file>